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12.7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6" office:value-type="float" office:value="0.7294118" calcext:value-type="float">
            <text:p>0.72941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GENOUS PEOPLE NAME</text:p>
          </table:table-cell>
          <table:table-cell table:style-name="ce7" office:value-type="float" office:value="0.07058824" calcext:value-type="float">
            <text:p>0.070588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HROPOLOGICAL/ARCHAEOLOGICAL TERM</text:p>
          </table:table-cell>
          <table:table-cell table:style-name="ce7" office:value-type="float" office:value="0.2705882" calcext:value-type="float">
            <text:p>0.270588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N-INDIGENOUS PEOPLE NAME</text:p>
          </table:table-cell>
          <table:table-cell table:style-name="ce7" office:value-type="float" office:value="0.03529412" calcext:value-type="float">
            <text:p>0.035294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*</text:p>
          </table:table-cell>
          <table:table-cell table:style-name="ce8" table:formula="of:=SUM([.B1:.B4])" office:value-type="string" office:string-value="1.10588236" calcext:value-type="string">
            <text:p>1.10588236</text:p>
          </table:table-cell>
          <table:table-cell table:number-columns-repeated="1022"/>
        </table:table-row>
        <table:table-row table:style-name="ro1" table:number-rows-repeated="3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>
            <text:p>*&gt;100% because some categories overlap.</text:p>
          </table:table-cell>
          <table:table-cell table:style-name="ce4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" meta:object-count="0"/>
    <meta:generator>LibreOfficeDev/5.1.0.3$Linux_X86_64 LibreOffice_project/</meta:generator>
  </office:meta>
</office:document-meta>
</file>